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60000000800C038B9E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y="0in" svg:width="6.9244in" svg:height="9.2327in" draw:z-index="0"><draw:image xlink:href="Pictures/100000000000060000000800C038B9E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4:09</meta:creation-date>
    <dc:creator>Max </dc:creator>
    <dc:date>2012-03-18T22:27:27</dc:date>
    <meta:editing-cycles>2</meta:editing-cycles>
    <meta:editing-duration>PT3M19S</meta:editing-duration>
    <meta:document-statistic meta:table-count="0" meta:image-count="1" meta:object-count="0" meta:page-count="1" meta:paragraph-count="0" meta:word-count="0" meta:character-count="0" meta:non-whitespace-character-count="0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